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aa62" officeooo:paragraph-rsid="0014aa62"/>
    </style:style>
    <style:style style:name="P2" style:family="paragraph" style:parent-style-name="Standard">
      <style:text-properties officeooo:rsid="0014aa62" officeooo:paragraph-rsid="0016d433"/>
    </style:style>
    <style:style style:name="P3" style:family="paragraph" style:parent-style-name="Standard">
      <style:text-properties officeooo:rsid="0018c30b" officeooo:paragraph-rsid="0018c30b"/>
    </style:style>
    <style:style style:name="P4" style:family="paragraph" style:parent-style-name="Standard">
      <style:text-properties officeooo:rsid="0018c30b" officeooo:paragraph-rsid="0018c30b" fo:background-color="#fff200"/>
    </style:style>
    <style:style style:name="P5" style:family="paragraph" style:parent-style-name="Standard">
      <style:text-properties officeooo:rsid="001a060c" officeooo:paragraph-rsid="001a060c" fo:background-color="#fff200"/>
    </style:style>
    <style:style style:name="P6" style:family="paragraph" style:parent-style-name="Standard">
      <style:text-properties officeooo:rsid="001a060c" officeooo:paragraph-rsid="001a060c" fo:background-color="#fff200"/>
    </style:style>
    <style:style style:name="P7" style:family="paragraph" style:parent-style-name="Standard">
      <style:text-properties officeooo:rsid="001f8562" officeooo:paragraph-rsid="001f8562" fo:background-color="#fff2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68f7" style:font-style-asian="normal" style:font-style-complex="normal"/>
    </style:style>
    <style:style style:name="T4" style:family="text">
      <style:text-properties fo:font-style="normal" officeooo:rsid="0016d433" style:font-style-asian="normal" style:font-style-complex="normal"/>
    </style:style>
    <style:style style:name="T5" style:family="text">
      <style:text-properties fo:font-style="normal" officeooo:rsid="0018c30b" style:font-style-asian="normal" style:font-style-complex="normal"/>
    </style:style>
    <style:style style:name="T6" style:family="text">
      <style:text-properties officeooo:rsid="001668f7"/>
    </style:style>
    <style:style style:name="T7" style:family="text">
      <style:text-properties officeooo:rsid="0016d433"/>
    </style:style>
    <style:style style:name="T8" style:family="text">
      <style:text-properties officeooo:rsid="001e290c"/>
    </style:style>
    <style:style style:name="T9" style:family="text">
      <style:text-properties officeooo:rsid="002176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s for Ardu pilot:</text:p>
      <text:p text:style-name="P1">1) connect TX to Pixhawk <text:span text:style-name="T6">with the rx, tx, ground connection(see that it is the right way)</text:span></text:p>
      <text:p text:style-name="P1">2) connect Pixhawk to computer with net stick </text:p>
      <text:p text:style-name="P2">3) check that you recive data from Pixhawk with <text:s/><text:span text:style-name="T7">screen</text:span> /<text:span text:style-name="T1">dev</text:span><text:span text:style-name="T2">/ttyS</text:span><text:span text:style-name="T3">0</text:span></text:p>
      <text:p text:style-name="P2"><text:span text:style-name="T4">to exit screen: cntrl+a <text:s/></text:span><text:span text:style-name="T5">leave and than <text:s/></text:span><text:span text:style-name="T4">k </text:span><text:span text:style-name="T5">and yes</text:span><text:span text:style-name="T4"> </text:span><text:span text:style-name="T3"><text:s/></text:span><text:span text:style-name="T2"><text:s text:c="2"/></text:span></text:p>
      <text:p text:style-name="P1">4) <text:s/><text:span text:style-name="T6">cd /navsight</text:span></text:p>
      <text:p text:style-name="P3"/>
      <text:p text:style-name="P3"/>
      <text:p text:style-name="P4">to check which branch i’m in – git branch </text:p>
      <text:p text:style-name="P4"/>
      <text:p text:style-name="P5">to cample – make -j4</text:p>
      <text:p text:style-name="P5"/>
      <text:p text:style-name="P5">to learn – git status, git f<text:span text:style-name="T8">e</text:span>tch, git branch, git log </text:p>
      <text:p text:style-name="P5"/>
      <text:p text:style-name="P7">git status- shows the status of the adding/commiting work </text:p>
      <text:p text:style-name="P7">git branch- create a new branch to your work so you can later merge it withe the project</text:p>
      <text:p text:style-name="P7">git log – show’s the commits youv’e made so far</text:p>
      <text:p text:style-name="P7">git pull – pulls the last updates from the Origin</text:p>
      <text:p text:style-name="P7">git push- merge your work with the project</text:p>
      <text:p text:style-name="P7">git remote add-<text:span text:style-name="T9">adding a rempote proje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5T16:50:08.697132563</meta:creation-date>
    <meta:editing-duration>P2DT12H3M40S</meta:editing-duration>
    <meta:editing-cycles>5</meta:editing-cycles>
    <meta:generator>LibreOffice/6.0.7.3$Linux_X86_64 LibreOffice_project/00m0$Build-3</meta:generator>
    <dc:date>2022-10-28T11:17:45.607249542</dc:date>
    <meta:document-statistic meta:table-count="0" meta:image-count="0" meta:object-count="0" meta:page-count="1" meta:paragraph-count="15" meta:word-count="134" meta:character-count="738" meta:non-whitespace-character-count="602"/>
  </office:meta>
</office:document-meta>
</file>